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ans" svg:font-family="LiberationSans"/>
    <style:font-face style:name="Sansation-Regular" svg:font-family="Sansation-Regula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193153" style:font-name="Sansation-Regular" fo:font-size="17pt" fo:font-style="normal"/>
    </style:style>
    <style:style style:name="T1" style:family="text">
      <style:text-properties fo:color="#000000" style:font-name="LiberationSans" fo:font-size="9pt"/>
    </style:style>
    <style:style style:name="T2" style:family="text">
      <style:text-properties fo:color="#000000" fo:font-size="12pt"/>
    </style:style>
    <style:style style:name="T3" style:family="text">
      <style:text-properties fo:color="#0000ff" style:font-name="LiberationSans" fo:font-size="9pt"/>
    </style:style>
    <style:style style:name="T4" style:family="text">
      <style:text-properties fo:font-size="14pt"/>
    </style:style>
    <style:style style:name="T5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Задача: Разработать приложение-клиент(фронтенд) для REST сервиса.<text:line-break/></text:span><text:span text:style-name="T1">На главной странице должен отображаться список треков(песен) с возможностью поиска, как показано на<text:line-break/>Figure 1: Track List. Данные должны загружаться с помощью AJAX запроса с </text:span><text:span text:style-name="T3">iTunes API </text:span><text:span text:style-name="T1">.<text:line-break/>При нажатии на любой трек из списка - должна отображаться более детальная информация о треке в виде<text:line-break/>аккордеона. Иконка “+” должна меняться на “-” если открыта детальная информация. Одновременно может<text:line-break/>быть открыт только один трек.<text:line-break/></text:span><text:span text:style-name="T4">Пример AJAX запроса<text:line-break/></text:span><text:span text:style-name="T1">GET https://itunes.apple.com/search?term=The+Beatles<text:line-break/>term - задает параметр поиска<text:line-break/>Более детальную информацию Вы найдете тут </text:span><text:span text:style-name="T3">iTunes API<text:line-break/></text:span><text:span text:style-name="T4">Требования<text:line-break/></text:span><text:span text:style-name="T5">Track List / Список треков<text:line-break/></text:span><text:span text:style-name="T1">Отобразить Track List c </text:span><text:span text:style-name="T3">iTunes API </text:span><text:span text:style-name="T1">который будет содержать:<text:line-break/>• Сollection image / Изображение альбома<text:line-break/>• Artist / Исполнитель<text:line-break/>• Track / Название трека<text:line-break/>• Collection / Название альбома<text:line-break/>• Genre / Жанр<text:line-break/>Строки в списке должны чередовать цвета.<text:line-break/></text:span><text:span text:style-name="T5">Track Details / Данные о треке<text:line-break/></text:span><text:span text:style-name="T1">Когда пользователь кликает на один из треков, должна появляться дополнительная информация (Figure 2:<text:line-break/>Track Detail):<text:line-break/>• Artist / Исполнитель<text:line-break/>1<text:line-break/>• Track / Название трека<text:line-break/>• Сollection image / Изображение альбома<text:line-break/>• Track Count / Кол-во треков в альбоме<text:line-break/>• Price / Стоимость альбома<text:line-break/>• Track duration / Продолжительность трека в формате m:ss<text:line-break/>• Track Price / Стоимость песни<text:line-break/>При повторном нажатии на выбранную строку она должна свернуться обратно. При выборе другой строки -<text:line-break/>предыдущая должна быть свернута.<text:line-break/></text:span><text:span text:style-name="T4">Дополнительная информация по требованиям второго отборочного тура<text:line-break/></text:span><text:span text:style-name="T5">Ограничение выполнения ТЗ:<text:line-break/></text:span><text:span text:style-name="T2">• </text:span><text:span text:style-name="T1">язык javaScript (любые библиотеки, любые фреймворки)<text:line-break/>• по времени не более 5 дне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ans" svg:font-family="LiberationSans"/>
    <style:font-face style:name="Sansation-Regular" svg:font-family="Sansation-Regular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26cm" fo:margin-bottom="1.997cm" fo:margin-left="2cm" fo:margin-right="0.8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4S</meta:editing-duration>
    <meta:editing-cycles>3</meta:editing-cycles>
    <meta:generator>OpenOffice/4.1.2$Win32 OpenOffice.org_project/412m3$Build-9782</meta:generator>
    <dc:date>2018-05-14T11:36:35.75</dc:date>
    <meta:document-statistic meta:table-count="0" meta:image-count="0" meta:object-count="0" meta:page-count="1" meta:paragraph-count="1" meta:word-count="240" meta:character-count="1618"/>
    <meta:user-defined meta:name="Info 1"/>
    <meta:user-defined meta:name="Info 2"/>
    <meta:user-defined meta:name="Info 3"/>
    <meta:user-defined meta:name="Info 4"/>
  </office:meta>
</office:document-meta>
</file>